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b0b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b0b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b0b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b0b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b0b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b0b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b0b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b0b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b0b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b0b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b0b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b0b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b0b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b0b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b0b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b0b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b0b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Wilfrer Josè  Parucho Rodri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3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6268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m Josè Parucho Alcalà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4179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6.6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6" meta:non-whitespace-character-count="1007"/>
    <meta:template xlink:type="simple" xlink:actuate="onRequest" xlink:title="Normal" xlink:href=""/>
  </office:meta>
</office:document-meta>
</file>